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P1">User-Stories:</text:p>
      <text:p text:style-name="Standard">. </text:p>
      <text:list xml:id="list7156718807688117555" text:style-name="L1">
        <text:list-item>
          <text:p text:style-name="P2">Das System benötigt Aktien, deren Zeitreihe von Kursen und Dividenden des letzten Jahres</text:p>
          <text:p text:style-name="P2">um daraus Portfolios erstellen zu können (Dow + Dax) </text:p>
          <text:p text:style-name="P2">Akzeptanzkriterium: <text:s/>Aktien und Kurse sind in der Datenbankund können durch Batch-Jobs.</text:p>
          <text:p text:style-name="P2"><text:s/>importiert werden. Wert:hoch, Prio 0 (Voraaussetzung für alles andere) </text:p>
          <text:p text:style-name="P2"/>
        </text:list-item>
        <text:list-item>
          <text:p text:style-name="P2">Das Sytem benötigt einen Login-Mechanismus (zumindest für den Web-Teil). Wert mittel, Prio 2</text:p>
          <text:p text:style-name="P2">Akzeptanzkriterium: <text:s/>Ich habe nur Zugang zum System über <text:s/>user passwort</text:p>
        </text:list-item>
      </text:list>
      <text:p text:style-name="Standard"/>
      <text:list xml:id="list34363312" text:continue-numbering="true" text:style-name="L1">
        <text:list-item>
          <text:p text:style-name="P2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/>
      <text:p text:style-name="Standard"><text:tab/>Akzeptanzkriterium: <text:s/>Portfolio erstellen und Aktien hinzufügen. </text:p>
      <text:p text:style-name="Standard"/>
      <text:list xml:id="list34356234" text:continue-numbering="true" text:style-name="L1">
        <text:list-item>
          <text:p text:style-name="P2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/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3060294620491464278" text:style-name="L2">
        <text:list-item>
          <text:p text:style-name="P3">Als Anleger will ich aktualisierte Zeitreihen bei Bedarf für ein bestehendes bereits <text:s/>risiko- optimiertes Portfolio übernehmen. Wert mittel, Prio 2</text:p>
          <text:p text:style-name="P3"><text:s/>Akzeptanzkriterium: <text:s/>Die Werte für Gewicht, Gesamtrisiko des Portfolios und Renditen müssen sich anpassen.</text:p>
          <text:p text:style-name="P3"/>
        </text:list-item>
        <text:list-item>
          <text:p text:style-name="P3">Als Anwender möchte ich die Kennzahlen des Portfolios als pdf-Dokumnet herunterladen</text:p>
          <text:p text:style-name="P3">Akzeptanzkriterium: pdf-Dokumnet konnte heruntergeladen werden und beinhaltet die Kennzahlen des Portfolios. Wert: Mittel, Prio 2</text:p>
          <text:p text:style-name="P3"/>
        </text:list-item>
        <text:list-item>
          <text:p text:style-name="P3">Als Anwender möchte ich ein Portfolio, das realisiert ist vor Änderungen schützen.</text:p>
          <text:p text:style-name="P3">Akzeptanzkriterium: <text:s/>Portfolio und seine Positionen kann nicht mehr geändert werden (auch die Zeitreihen können nicht mehr aktualisiert werden). </text:p>
          <text:p text:style-name="P3"/>
        </text:list-item>
        <text:list-item>
          <text:p text:style-name="P3">Als Anwender will ich Aktien direkt aus der Portfolio-Übersicht entfernen können (um z.B. schnell die Leerverkäufe und zu kleinen Gewichte entfernen zu können.) Wert mittel, Prio 3</text:p>
          <text:p text:style-name="P3">Akzeptanzkriterium: <text:s/>Aktie entfernen-&gt; Aktie verschwindet in Übersicht Kennzahlen passen sich an.</text:p>
        </text:list-item>
        <text:list-item>
          <text:p text:style-name="P3">Als Betreiber der Software <text:s/>möchte ich I18N-Texte in Properties Dateien ablegen und Deutsch und Englisch als Sprachen unterstützen. Akzeptanzkriterium: <text:s/>sämtliche I18N-Labels <text:s/>ändern sich, wenn ich die Spacheinstellung ändere. </text:p>
          <text:p text:style-name="P3"><text:soft-page-break/>Version 2:</text:p>
        </text:list-item>
      </text:list>
      <text:p text:style-name="Standard"/>
      <text:p text:style-name="Standard">Als Händler benötige ich die WKN und oder die Yahoo-Kürzel vom Anleger <text:s/>um Aktien für ihn kaufen zu können </text:p>
      <text:p text:style-name="Standard"/>
      <text:p text:style-name="Standard">Akzeptanzkriterium: Die WKN steht in der Übersicht und im pdf <text:s/>hinter der Aktie. Wert: Mittel, Prio Mittel.</text:p>
      <text:p text:style-name="Standard"/>
      <text:p text:style-name="Standard">Als Anleger möchte ich eine Retrospektive meines realisierten Depots um entscheiden zu können, ob ich Aktien komplett entferne oder die Gewichte ändere.</text:p>
      <text:p text:style-name="Standard"/>
      <text:p text:style-name="Standard">Akzeptanzkriterium: Portfolio muss mit aktellen Werten erneut berechnet werden. Die Kennwerte müssen mit dem realisierten Depot verglichen werden können. Wert hoch Prio Hoch</text:p>
      <text:p text:style-name="Standard"/>
      <text:p text:style-name="Standard"/>
      <text:p text:style-name="Standard">Als Anleger möchte ich Portfolios, die ich nicht realisiere wieder löschen können.</text:p>
      <text:p text:style-name="Standard"/>
      <text:p text:style-name="Standard">Akzeptanzkriterium: Ein Portfolio im Staus nicht commited kann gelöscht werden, eines im Status commited nicht. <text:s/>Wert hoch Prio Ho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15:52.08</meta:creation-date>
    <dc:date>2016-04-24T14:17:11.76</dc:date>
    <meta:editing-duration>PT52M1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2" meta:paragraph-count="30" meta:word-count="489" meta:character-count="3565"/>
  </office:meta>
</office:document-meta>
</file>